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1550000002A14948E053C2C2C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70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48cm" fo:min-width="0.36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2.10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cm" fo:min-width="2.10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617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0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42cm" fo:min-width="4.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34cm" fo:min-width="3.6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cm" fo:min-width="3.301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cm" fo:min-width="2.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1.341cm" fo:min-width="3.69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53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dash" draw:stroke-dash="Dashed_20__28_var_29__20_3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3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5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339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8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4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solid" draw:fill-color="#0000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style:text-outline="false" fo:font-weight="normal"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be0e3"/>
    </style:style>
    <style:style style:name="T1" style:family="text">
      <style:text-properties style:text-position="-25% 58%"/>
    </style:style>
    <style:style style:name="T2" style:family="text">
      <style:text-properties style:text-outline="false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Schéma fonctionnel</presentation:footer-decl>
      <draw:page draw:name="page1" draw:style-name="dp1" draw:master-page-name="Standard" presentation:presentation-page-layout-name="AL1T0">
        <draw:frame draw:style-name="gr1" draw:text-style-name="P1" draw:layer="layout" svg:width="9.495cm" svg:height="1.085cm" svg:x="5.3cm" svg:y="4.326cm">
          <draw:image xlink:href="Pictures/10000000000001550000002A14948E053C2C2CE9.png" xlink:type="simple" xlink:show="embed" xlink:actuate="onLoad">
            <text:p/>
          </draw:image>
        </draw:frame>
        <draw:line draw:style-name="gr2" draw:text-style-name="P2" draw:layer="layout" svg:x1="3.497cm" svg:y1="5.124cm" svg:x2="5.3cm" svg:y2="5.124cm">
          <text:p/>
        </draw:line>
        <draw:custom-shape draw:style-name="gr3" draw:text-style-name="P4" draw:layer="layout" svg:width="4.401cm" svg:height="1.199cm" svg:x="6.698cm" svg:y="6.725cm">
          <text:list text:style-name="L1">
            <text:list-header>
              <text:p text:style-name="P3">Trajectoires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cm" svg:y1="5.327cm" svg:x2="7.1cm" svg:y2="6.725cm">
          <text:p/>
        </draw:line>
        <draw:line draw:style-name="gr2" draw:text-style-name="P2" draw:layer="layout" svg:x1="8.101cm" svg:y1="5.327cm" svg:x2="8.101cm" svg:y2="6.725cm">
          <text:p/>
        </draw:line>
        <draw:line draw:style-name="gr2" draw:text-style-name="P2" draw:layer="layout" svg:x1="9.102cm" svg:y1="5.327cm" svg:x2="9.102cm" svg:y2="6.725cm">
          <text:p/>
        </draw:line>
        <draw:line draw:style-name="gr2" draw:text-style-name="P2" draw:layer="layout" svg:x1="9.9cm" svg:y1="5.327cm" svg:x2="9.9cm" svg:y2="6.725cm">
          <text:p/>
        </draw:line>
        <draw:line draw:style-name="gr2" draw:text-style-name="P2" draw:layer="layout" svg:x1="10.698cm" svg:y1="5.327cm" svg:x2="10.698cm" svg:y2="6.725cm">
          <text:p/>
        </draw:line>
        <draw:line draw:style-name="gr4" draw:text-style-name="P2" draw:layer="layout" svg:x1="3.497cm" svg:y1="8.325cm" svg:x2="4.701cm" svg:y2="7.324cm">
          <text:p/>
        </draw:line>
        <draw:line draw:style-name="gr2" draw:text-style-name="P2" draw:layer="layout" svg:x1="4.701cm" svg:y1="7.325cm" svg:x2="6.698cm" svg:y2="7.325cm">
          <text:p/>
        </draw:line>
        <draw:custom-shape draw:style-name="gr5" draw:text-style-name="P4" draw:layer="layout" svg:width="4.203cm" svg:height="1.601cm" svg:x="3.898cm" svg:y="11.725cm">
          <text:list text:style-name="L1">
            <text:list-header>
              <text:p text:style-name="P3">Acquisition</text:p>
              <text:p text:style-name="P3">Températur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99cm" svg:height="1.142cm" svg:x="11.501cm" svg:y="7.9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2.602cm" svg:height="1.601cm" svg:x="10.901cm" svg:y="12.726cm">
          <text:list text:style-name="L1">
            <text:list-header>
              <text:p text:style-name="P3">Calcul 1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02cm" svg:height="1.6cm" svg:x="10.901cm" svg:y="10.125cm">
          <text:list text:style-name="L1">
            <text:list-header>
              <text:p text:style-name="P3">Calcul 2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3.525cm" svg:x2="10.901cm" svg:y2="13.525cm">
          <text:p/>
        </draw:line>
        <draw:custom-shape draw:style-name="gr10" draw:text-style-name="P5" draw:layer="layout" svg:width="0.199cm" svg:height="1.001cm" svg:x="12.1cm" svg:y="11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801cm" svg:height="1.023cm" svg:x="12.299cm" svg:y="11.725cm">
          <text:list text:style-name="L1">
            <text:list-header>
              <text:p text:style-name="P6">Vm, Am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9cm" svg:y1="10.927cm" svg:x2="10.901cm" svg:y2="10.927cm">
          <text:p/>
        </draw:line>
        <draw:line draw:style-name="gr12" draw:text-style-name="P2" draw:layer="layout" svg:x1="9.9cm" svg:y1="10.927cm" svg:x2="9.9cm" svg:y2="13.525cm">
          <text:p/>
        </draw:line>
        <draw:line draw:style-name="gr12" draw:text-style-name="P2" draw:layer="layout" svg:x1="8.101cm" svg:y1="12.524cm" svg:x2="9.9cm" svg:y2="12.524cm">
          <text:p/>
        </draw:line>
        <draw:custom-shape draw:style-name="gr11" draw:text-style-name="P7" draw:layer="layout" svg:width="0.962cm" svg:height="1.023cm" svg:x="8.14cm" svg:y="11.695cm">
          <text:list text:style-name="L1">
            <text:list-header>
              <text:p text:style-name="P6">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7.298cm" svg:y1="11.724cm" svg:x2="7.298cm" svg:y2="7.923cm">
          <text:p/>
        </draw:line>
        <draw:custom-shape draw:style-name="gr11" draw:text-style-name="P7" draw:layer="layout" svg:width="1.156cm" svg:height="1.127cm" svg:x="7.342cm" svg:y="8.696cm">
          <text:list text:style-name="L1">
            <text:list-header>
              <text:p text:style-name="P6">T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1cm" svg:y1="10.124cm" svg:x2="12.1cm" svg:y2="9.123cm">
          <text:p/>
        </draw:line>
        <draw:line draw:style-name="gr12" draw:text-style-name="P2" draw:layer="layout" svg:x1="11.099cm" svg:y1="7.325cm" svg:x2="12.1cm" svg:y2="7.325cm">
          <text:p/>
        </draw:line>
        <draw:line draw:style-name="gr9" draw:text-style-name="P2" draw:layer="layout" svg:x1="12.1cm" svg:y1="7.325cm" svg:x2="12.1cm" svg:y2="7.924cm">
          <text:p/>
        </draw:line>
        <draw:custom-shape draw:style-name="gr11" draw:text-style-name="P9" draw:layer="layout" svg:width="1.054cm" svg:height="1.023cm" svg:x="11.099cm" svg:y="7.126cm">
          <text:list text:style-name="L1">
            <text:list-header>
              <text:p text:style-name="P8">+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913cm" svg:height="1.023cm" svg:x="11.298cm" svg:y="8.925cm">
          <text:list text:style-name="L1">
            <text:list-header>
              <text:p text:style-name="P6">-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cm" svg:height="1.127cm" svg:x="12.299cm" svg:y="8.925cm">
          <text:list text:style-name="L1">
            <text:list-header>
              <text:p text:style-name="P6">T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958cm" svg:height="1.127cm" svg:x="11.298cm" svg:y="6.324cm">
          <text:list text:style-name="L1">
            <text:list-header>
              <text:p text:style-name="P6">T<text:span text:style-name="T1">c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11.699cm" svg:y1="8.925cm" svg:x2="12.502cm" svg:y2="8.127cm">
          <text:p/>
        </draw:line>
        <draw:line draw:style-name="gr12" draw:text-style-name="P2" draw:layer="layout" svg:x1="11.699cm" svg:y1="8.127cm" svg:x2="12.502cm" svg:y2="8.925cm">
          <text:p/>
        </draw:line>
        <draw:custom-shape draw:style-name="gr13" draw:text-style-name="P4" draw:layer="layout" svg:width="3.598cm" svg:height="1.601cm" svg:x="13.498cm" svg:y="7.924cm">
          <text:list text:style-name="L1">
            <text:list-header>
              <text:p text:style-name="P3">Correcteu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7cm" svg:height="1.023cm" svg:x="12.7cm" svg:y="7.523cm">
          <text:list text:style-name="L1">
            <text:list-header>
              <text:p text:style-name="P6">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5.302cm" svg:y1="5.724cm" svg:x2="15.302cm" svg:y2="7.924cm">
          <text:p/>
        </draw:line>
        <draw:line draw:style-name="gr4" draw:text-style-name="P2" draw:layer="layout" svg:x1="12.502cm" svg:y1="5.327cm" svg:x2="12.502cm" svg:y2="5.724cm">
          <text:p/>
        </draw:line>
        <draw:line draw:style-name="gr4" draw:text-style-name="P2" draw:layer="layout" svg:x1="11.501cm" svg:y1="5.327cm" svg:x2="11.501cm" svg:y2="6.125cm">
          <text:p/>
        </draw:line>
        <draw:line draw:style-name="gr2" draw:text-style-name="P2" draw:layer="layout" svg:x1="14.702cm" svg:y1="6.125cm" svg:x2="14.702cm" svg:y2="7.924cm">
          <text:p/>
        </draw:line>
        <draw:custom-shape draw:style-name="gr14" draw:text-style-name="P4" draw:layer="layout" svg:width="5cm" svg:height="0.802cm" svg:x="19.5cm" svg:y="4.723cm">
          <text:list text:style-name="L1">
            <text:list-header>
              <text:p text:style-name="P3">T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98cm" svg:height="0.6cm" svg:x="19.901cm" svg:y="4.1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801cm" svg:height="0.198cm" svg:x="20.1cm" svg:y="3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4cm" svg:height="0.199cm" svg:x="20.302cm" svg:y="3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402cm" svg:height="0.203cm" svg:x="21.7cm" svg:y="3.5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198cm" svg:height="1.601cm" svg:x="19.5cm" svg:y="7.924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line" svg:x1="21.1cm" svg:y1="9.524cm" svg:x2="21.102cm" svg:y2="11.126cm" svg:d="M21100 9524l2 1602" svg:viewBox="0 0 3 1603">
          <text:p/>
        </draw:connector>
        <draw:connector draw:style-name="gr20" draw:text-style-name="P2" draw:layer="layout" draw:type="line" svg:x1="22.101cm" svg:y1="7.923cm" svg:x2="22.103cm" svg:y2="9.525cm" svg:d="M22101 7923l2 1602" svg:viewBox="0 0 3 1603">
          <text:p/>
        </draw:connector>
        <draw:connector draw:style-name="gr20" draw:text-style-name="P2" draw:layer="layout" draw:type="line" svg:x1="22.899cm" svg:y1="7.923cm" svg:x2="22.901cm" svg:y2="9.525cm" svg:d="M22899 7923l2 1602" svg:viewBox="0 0 3 1603">
          <text:p/>
        </draw:connector>
        <draw:connector draw:style-name="gr21" draw:text-style-name="P2" draw:layer="layout" draw:type="line" svg:x1="22.101cm" svg:y1="9.524cm" svg:x2="22.103cm" svg:y2="11.126cm" svg:d="M22101 9524l2 1602" svg:viewBox="0 0 3 1603">
          <text:p/>
        </draw:connector>
        <draw:connector draw:style-name="gr22" draw:text-style-name="P2" draw:layer="layout" draw:type="line" svg:x1="22.101cm" svg:y1="5.524cm" svg:x2="22.103cm" svg:y2="7.924cm" svg:d="M22101 5524l2 2400" svg:viewBox="0 0 3 2401">
          <text:p/>
        </draw:connector>
        <draw:connector draw:style-name="gr22" draw:text-style-name="P2" draw:layer="layout" draw:type="line" svg:x1="22.899cm" svg:y1="5.524cm" svg:x2="22.901cm" svg:y2="7.924cm" svg:d="M22899 5524l2 2400" svg:viewBox="0 0 3 2401">
          <text:p/>
        </draw:connector>
        <draw:connector draw:style-name="gr21" draw:text-style-name="P2" draw:layer="layout" draw:type="line" svg:x1="22.899cm" svg:y1="9.524cm" svg:x2="22.901cm" svg:y2="11.126cm" svg:d="M22899 9524l2 1602" svg:viewBox="0 0 3 1603">
          <text:p/>
        </draw:connector>
        <draw:connector draw:style-name="gr21" draw:text-style-name="P2" draw:layer="layout" draw:type="line" svg:x1="21.1cm" svg:y1="7.923cm" svg:x2="21.102cm" svg:y2="8.423cm" svg:d="M21100 7923l2 500" svg:viewBox="0 0 3 501">
          <text:p/>
        </draw:connector>
        <draw:connector draw:style-name="gr22" draw:text-style-name="P2" draw:layer="layout" draw:type="line" svg:x1="21.1cm" svg:y1="9.027cm" svg:x2="21.102cm" svg:y2="9.526cm" svg:d="M21100 9027l2 499" svg:viewBox="0 0 3 500">
          <text:p/>
        </draw:connector>
        <draw:custom-shape draw:style-name="gr23" draw:text-style-name="P5" draw:layer="layout" svg:width="0.198cm" svg:height="0.798cm" svg:x="20.501cm" svg:y="8.326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0.699cm" svg:y1="8.523cm" svg:x2="20.802cm" svg:y2="8.525cm" svg:d="M20699 8523l103 2" svg:viewBox="0 0 104 3">
          <text:p/>
        </draw:connector>
        <draw:connector draw:style-name="gr21" draw:text-style-name="P2" draw:layer="layout" draw:type="line" svg:x1="20.699cm" svg:y1="8.924cm" svg:x2="20.802cm" svg:y2="8.926cm" svg:d="M20699 8924l103 2" svg:viewBox="0 0 104 3">
          <text:p/>
        </draw:connector>
        <draw:line draw:style-name="gr24" draw:text-style-name="P2" draw:layer="layout" svg:x1="19.5cm" svg:y1="8.727cm" svg:x2="20.501cm" svg:y2="8.727cm">
          <text:p/>
        </draw:line>
        <draw:custom-shape draw:style-name="gr25" draw:text-style-name="P9" draw:layer="layout" svg:width="3.19cm" svg:height="1.023cm" svg:x="20.246cm" svg:y="11.179cm">
          <text:list text:style-name="L1">
            <text:list-header>
              <text:p text:style-name="P8">Ph <text:s text:c="2"/>N <text:s text:c="2"/>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3.144cm" svg:height="1.023cm" svg:x="20.304cm" svg:y="12.127cm">
          <text:list text:style-name="L1">
            <text:list-header>
              <text:p text:style-name="P8">230 Volt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98cm" svg:height="1.023cm" svg:x="17.721cm" svg:y="7.843cm">
          <text:list text:style-name="L1">
            <text:list-header>
              <text:p text:style-name="P6">Rfth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7cm" svg:y1="8.524cm" svg:x2="13.498cm" svg:y2="8.524cm">
          <text:p/>
        </draw:line>
        <draw:line draw:style-name="gr9" draw:text-style-name="P2" draw:layer="layout" svg:x1="17.101cm" svg:y1="8.727cm" svg:x2="19.5cm" svg:y2="8.727cm">
          <text:p/>
        </draw:line>
        <draw:line draw:style-name="gr4" draw:text-style-name="P2" draw:layer="layout" svg:x1="22.497cm" svg:y1="3.726cm" svg:x2="4.898cm" svg:y2="3.726cm">
          <text:p/>
        </draw:line>
        <draw:line draw:style-name="gr2" draw:text-style-name="P2" draw:layer="layout" svg:x1="4.899cm" svg:y1="3.726cm" svg:x2="4.899cm" svg:y2="11.725cm">
          <text:p/>
        </draw:line>
        <draw:connector draw:style-name="gr20" draw:text-style-name="P2" draw:layer="layout" draw:type="line" svg:x1="21.1cm" svg:y1="5.524cm" svg:x2="21.102cm" svg:y2="7.924cm" svg:d="M21100 5524l2 2400" svg:viewBox="0 0 3 2401">
          <text:p/>
        </draw:connector>
        <draw:line draw:style-name="gr4" draw:text-style-name="P2" draw:layer="layout" svg:x1="11.501cm" svg:y1="6.125cm" svg:x2="14.702cm" svg:y2="6.125cm">
          <text:p/>
        </draw:line>
        <draw:line draw:style-name="gr4" draw:text-style-name="P2" draw:layer="layout" svg:x1="12.502cm" svg:y1="5.724cm" svg:x2="15.302cm" svg:y2="5.724cm">
          <text:p/>
        </draw:line>
        <draw:frame draw:style-name="gr26" draw:text-style-name="P11" draw:layer="layout" svg:width="3.829cm" svg:height="0.801cm" svg:x="0.971cm" svg:y="4.2cm">
          <draw:text-box>
            <text:p><text:span text:style-name="T2">Choix du gabarit</text:span></text:p>
          </draw:text-box>
        </draw:frame>
        <draw:frame draw:style-name="gr27" draw:text-style-name="P12" draw:layer="layout" svg:width="3.067cm" svg:height="0.885cm" svg:x="1.294cm" svg:y="6.884cm">
          <draw:text-box>
            <text:p><text:span text:style-name="T3">Choix DC1</text:span></text:p>
          </draw:text-box>
        </draw:frame>
        <draw:frame draw:style-name="gr28" draw:text-style-name="P13" draw:layer="layout" svg:width="11.839cm" svg:height="1.013cm" svg:x="6.08cm" svg:y="14.684cm">
          <draw:text-box>
            <text:p><text:span text:style-name="T4">Principe de fonctionnement du SCAO</text:span></text:p>
          </draw:text-box>
        </draw:frame>
        <draw:frame draw:style-name="gr29" draw:text-style-name="P14" draw:layer="layout" svg:width="2.327cm" svg:height="0.819cm" svg:x="22.134cm" svg:y="15.184cm">
          <draw:image xlink:href="Pictures/10000201000000580000001F50EF62561F850B48.png" xlink:type="simple" xlink:show="embed" xlink:actuate="onLoad">
            <text:p/>
          </draw:image>
        </draw:frame>
        <draw:frame draw:style-name="gr30" draw:text-style-name="P12" draw:layer="layout" svg:width="3.321cm" svg:height="0.927cm" svg:x="21.446cm" svg:y="15.944cm">
          <draw:text-box>
            <text:p><text:span text:style-name="T5">06/07/2019</text:span></text:p>
          </draw:text-box>
        </draw:frame>
        <draw:frame draw:style-name="gr31" draw:text-style-name="P12" draw:layer="layout" svg:width="3.982cm" svg:height="0.927cm" svg:x="20.896cm" svg:y="16.591cm">
          <draw:text-box>
            <text:p><text:span text:style-name="T5">Régis Leruste</text:span></text:p>
          </draw:text-box>
        </draw:frame>
        <draw:frame draw:style-name="gr32" draw:text-style-name="P12" draw:layer="layout" svg:width="22.037cm" svg:height="0.842cm" svg:x="2.915cm" svg:y="17.261cm">
          <draw:text-box>
            <text:p><text:span text:style-name="T6">https://github.com/AIREL46/SCAO/blob/master/Brevet/SCAO/Power-point/Schema-fonctionnel.png</text:span></text:p>
          </draw:text-box>
        </draw:frame>
        <presentation:notes draw:style-name="dp2" presentation:use-footer-name="ftr1">
          <draw:page-thumbnail draw:style-name="gr33" draw:layer="layout" svg:width="12.7cm" svg:height="9.525cm" svg:x="3.175cm" svg:y="1.905cm" draw:page-number="1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ed_20__28_var_29__20_3" draw:display-name="Dashed (var) 3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ropriétaire</meta:initial-creator>
    <meta:creation-date>2011-04-29T15:50:44.453000000</meta:creation-date>
    <dc:date>2019-07-07T10:52:24.659761906</dc:date>
    <meta:editing-cycles>12</meta:editing-cycles>
    <meta:editing-duration>PT6H16M19S</meta:editing-duration>
    <meta:print-date>2019-07-01T17:21:37.086757028</meta:print-date>
    <meta:generator>LibreOffice/6.0.7.3$Linux_X86_64 LibreOffice_project/00m0$Build-3</meta:generator>
    <meta:document-statistic meta:object-count="99"/>
  </office:meta>
</office:document-meta>
</file>